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" svg:font-family="Courier" style:font-family-generic="modern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style:font-name="Courier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Nimbus Roman No9 L1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00%" fo:text-align="start" style:justify-single-word="false"/>
    </style:style>
    <style:style style:name="P16" style:family="paragraph" style:parent-style-name="Standard">
      <style:text-properties style:font-name="Nimbus Roman No9 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Nimbus Roman No9 L" fo:font-size="10pt" style:font-size-asian="8.75pt" style:font-size-complex="10pt"/>
    </style:style>
    <style:style style:name="P18" style:family="paragraph" style:parent-style-name="Standard">
      <style:text-properties style:font-name="Nimbus Roman No9 L" fo:font-size="10pt" fo:font-weight="normal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0pt" fo:font-style="normal" fo:font-weight="bold" officeooo:paragraph-rsid="000b08ef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0pt" fo:font-style="normal" fo:font-weight="normal" officeooo:paragraph-rsid="000b08ef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0b08e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00b08ef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Courier" fo:font-weight="bold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0b08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vendell Macro Language</text:p>
      <text:p text:style-name="P2">v1.0.0</text:p>
      <text:p text:style-name="P2"/>
      <text:p text:style-name="P4">SCOPE</text:p>
      <text:p text:style-name="P5">Rivendell Macro Language (RML) is a system of commands formulated to specify actions to be taken by and within the Rivendell Radio Automation system. <text:s/></text:p>
      <text:p text:style-name="P3"/>
      <text:p text:style-name="P4">PROTOCOL</text:p>
      <text:p text:style-name="P7">COMMAND SYNTAX</text:p>
      <text:p text:style-name="P5">The Normal form of a command takes the following syntax:</text:p>
      <text:p text:style-name="P5"/>
      <text:p text:style-name="P5"><text:tab/>&lt;cmd&gt; [&lt;arg0&gt;] [...] [&lt;argn&gt;]<text:span text:style-name="T1">!</text:span></text:p>
      <text:p text:style-name="P5"/>
      <text:p text:style-name="P5">where:</text:p>
      <text:p text:style-name="P5"><text:tab/>&lt;cmd&gt; <text:s/><text:tab/>A command mneumonic consisting of <text:s/>two alpha-numeric characters indicating <text:tab/><text:tab/><text:tab/>the action to be performed</text:p>
      <text:p text:style-name="P5"><text:tab/>&lt;argn&gt; <text:tab/><text:tab/>Zero or more arguments to the command. <text:s/></text:p>
      <text:p text:style-name="P5"/>
      <text:p text:style-name="P5">In addition to the Normal form, and expanded form, consisting of plain English words in place of the two-letter command mneumonics is also supported.</text:p>
      <text:p text:style-name="P5"/>
      <text:p text:style-name="P7">COMMAND DELIVERY</text:p>
      <text:p text:style-name="P5">To be executed by a Rivendell system, an appropriate command should be delivered to UDP ports 5858 or 5859 on said system, using the SOCK_DGRAM connectionless protocol. <text:s/>Commands delivered to port 5858 may receive a reply back to the originating IP address at UDP socket 5860 to indicated command success/failure, while commanders delivered to 5859 will be processed, but no reply made.</text:p>
      <text:p text:style-name="P5"/>
      <text:p text:style-name="P7">COMMAND REPLY</text:p>
      <text:p text:style-name="P5">If delivered to UDP port 5858, each command may receive a reply, formulated as follows:</text:p>
      <text:p text:style-name="P5"/>
      <text:p text:style-name="P12"><text:span text:style-name="T2"><text:tab/>&lt;cmdstr&gt; </text:span><text:span text:style-name="T3">+</text:span><text:span text:style-name="T2">|</text:span><text:span text:style-name="T3">-!</text:span></text:p>
      <text:p text:style-name="P5"/>
      <text:p text:style-name="P5">where:</text:p>
      <text:p text:style-name="P5"><text:tab/>&lt;cmdstr&gt;<text:tab/>The full command string (including arguments) originally received</text:p>
      <text:p text:style-name="P5"><text:tab/>+<text:tab/><text:tab/>ACK response, indicates success of the command.</text:p>
      <text:p text:style-name="P5"><text:tab/>-<text:tab/><text:tab/>NAK response, indicates failure of the command.</text:p>
      <text:p text:style-name="P5"/>
      <text:p text:style-name="P4">SPECIFYING COLOR</text:p>
      <text:p text:style-name="P5">In places where a color can be specified as a macro argument, the following predefined values are valid:</text:p>
      <text:p text:style-name="P8"><text:span text:style-name="T1"><text:tab/></text:span><text:span text:style-name="T8">white<text:tab/><text:tab/><text:tab/>black</text:span></text:p>
      <text:p text:style-name="P13"><text:tab/>red<text:tab/><text:tab/><text:tab/>darkRed</text:p>
      <text:p text:style-name="P13"><text:tab/>green<text:tab/><text:tab/><text:tab/>darkGreen</text:p>
      <text:p text:style-name="P13"><text:tab/>blue<text:tab/><text:tab/><text:tab/>darkBlue</text:p>
      <text:p text:style-name="P13"><text:tab/>cyan<text:tab/><text:tab/><text:tab/>darkCyan</text:p>
      <text:p text:style-name="P13"><text:tab/>magenta<text:tab/><text:tab/>darkMagenta</text:p>
      <text:p text:style-name="P13"><text:tab/>yellow<text:tab/><text:tab/>darkYellow</text:p>
      <text:p text:style-name="P13"><text:tab/>gray<text:tab/><text:tab/><text:tab/>darkGray</text:p>
      <text:p text:style-name="P13"><text:tab/>lightGray</text:p>
      <text:p text:style-name="P13"/>
      <text:p text:style-name="P14"/>
      <text:p text:style-name="P4"/>
      <text:p text:style-name="P4"><text:soft-page-break/>BINARY DATA</text:p>
      <text:p text:style-name="P6">Certain commands (e.g. SO and UO) have the ability to transmit arbitrary binary data in addition to textual characters. <text:s/>Such arbitrary binary data can be specified by means of escape codes as follows:</text:p>
      <text:p text:style-name="P6"/>
      <text:p text:style-name="P6"><text:tab/>%&lt;hex-code&gt;</text:p>
      <text:p text:style-name="P6"/>
      <text:p text:style-name="P6">where:</text:p>
      <text:p text:style-name="P6"/>
      <text:p text:style-name="P6"><text:tab/>&lt;hex-code&gt; Two digit numeric value of the byte to send in hexidecimal.</text:p>
      <text:p text:style-name="P6"/>
      <text:p text:style-name="P6">For example, the sequence 'TEST' followed by a carriage return/newline could be specified as:</text:p>
      <text:p text:style-name="P6"/>
      <text:p text:style-name="P6"><text:tab/>TEST%0D%0A</text:p>
      <text:p text:style-name="P6"/>
      <text:p text:style-name="P4"/>
      <text:p text:style-name="P4">RDCartSlots COMMANDS</text:p>
      <text:p text:style-name="P5">The following set of commands are processed by RDCartSlots(1).</text:p>
      <text:p text:style-name="P5"/>
      <text:p text:style-name="P9">LOAD SLOT</text:p>
      <text:p text:style-name="P10">Mnemonic: <text:span text:style-name="T1">DL</text:span></text:p>
      <text:p text:style-name="P10">This command has two syntaxes, depending upon the mode of the slot.</text:p>
      <text:p text:style-name="P10">Cart Deck Mode Syntax:</text:p>
      <text:p text:style-name="P15"><text:span text:style-name="T4"><text:tab/></text:span><text:span text:style-name="T6">DL</text:span><text:span text:style-name="T4"> &lt;slot&gt; &lt;cart&gt;</text:span><text:span text:style-name="T6">!</text:span></text:p>
      <text:p text:style-name="P10">Load the cart &lt;cart&gt; into the &lt;slot&gt; slot. <text:s/>Passing a '0' for &lt;cart&gt; will cause the slot to be unloaded. <text:s/>This command will be ignored if the slot is currently playing.</text:p>
      <text:p text:style-name="P9"/>
      <text:p text:style-name="P10">Breakaway Mode Syntax:</text:p>
      <text:p text:style-name="P15"><text:span text:style-name="T4"><text:tab/></text:span><text:span text:style-name="T6">DL</text:span><text:span text:style-name="T4"> &lt;slot&gt; &lt;svc-name&gt;</text:span><text:span text:style-name="T6">!</text:span></text:p>
      <text:p text:style-name="P10">Load the service &lt;svc-name&gt; into the &lt;slot&gt; slot. <text:s/>Omitting the &lt;svc-name&gt; argument will cause the slot to be unloaded. <text:s/>This command will be ignored if the slot is currently executing a breakaway.</text:p>
      <text:p text:style-name="P9"/>
      <text:p text:style-name="P9">PLAY SLOT</text:p>
      <text:p text:style-name="P10">Mnemonic: <text:span text:style-name="T1">DP</text:span></text:p>
      <text:p text:style-name="P10">Syntax:</text:p>
      <text:p text:style-name="P15"><text:span text:style-name="T4"><text:tab/></text:span><text:span text:style-name="T6">DP</text:span><text:span text:style-name="T4"> &lt;slot&gt;</text:span><text:span text:style-name="T6">!</text:span></text:p>
      <text:p text:style-name="P10">Play the cart currently loaded in the &lt;slot&gt; slot. <text:s/>The slot must be in Cart Deck mode. <text:s/>This command will be ignored if the slot is unloaded or already playing.</text:p>
      <text:p text:style-name="P9"/>
      <text:p text:style-name="P9">STOP SLOT</text:p>
      <text:p text:style-name="P10">Mnemonic: <text:span text:style-name="T1">DS</text:span></text:p>
      <text:p text:style-name="P10">Syntax:</text:p>
      <text:p text:style-name="P15"><text:span text:style-name="T4"><text:tab/></text:span><text:span text:style-name="T6">DS</text:span><text:span text:style-name="T4"> &lt;slot&gt;</text:span><text:span text:style-name="T6">!</text:span></text:p>
      <text:p text:style-name="P10">Stop the cart currently loaded in the &lt;slot&gt; slot. <text:s/>The slot must be in Cart Deck mode. <text:s/>This command will be ignored if the slot is unloaded or not playing.</text:p>
      <text:p text:style-name="P9"/>
      <text:p text:style-name="P9">EXECUTE BREAKAWAY</text:p>
      <text:p text:style-name="P10">Mnemonic: <text:span text:style-name="T1">DX</text:span></text:p>
      <text:p text:style-name="P10">Syntax:</text:p>
      <text:p text:style-name="P15"><text:span text:style-name="T4"><text:tab/></text:span><text:span text:style-name="T6">DX</text:span><text:span text:style-name="T4"> &lt;slot&gt; &lt;len&gt;</text:span><text:span text:style-name="T6">!</text:span></text:p>
      <text:p text:style-name="P10">Execute a breakaway of length &lt;len&gt; (in mS) using the autofill carts configured for the service currently loaded in the &lt;slot&gt; slot. <text:s/>The slot must be in Breakaway mode. <text:s/>If a breakaway is currently executing, it <text:soft-page-break/>will immediately be aborted and a new one started. <text:s/>Passing a '0' for &lt;len&gt; will cause any currently executing breakaway immediately to be aborted and input audio restored.</text:p>
      <text:p text:style-name="P10"/>
      <text:p text:style-name="P4">RDCATCHD COMMANDS</text:p>
      <text:p text:style-name="P5">The following set of commands are processed by rdcatchd(8).</text:p>
      <text:p text:style-name="P5"/>
      <text:p text:style-name="P9">EXECUTE CART</text:p>
      <text:p text:style-name="P10">Mnemonic: <text:span text:style-name="T1">EX</text:span></text:p>
      <text:p text:style-name="P10">Syntax:</text:p>
      <text:p text:style-name="P15"><text:span text:style-name="T4"><text:tab/></text:span><text:span text:style-name="T6">EX</text:span><text:span text:style-name="T4"> &lt;cart&gt;</text:span><text:span text:style-name="T6">!</text:span></text:p>
      <text:p text:style-name="P10">Execute macro cart &lt;cart&gt; on the local station.</text:p>
      <text:p text:style-name="P9"/>
      <text:p text:style-name="P9"/>
      <text:p text:style-name="P9"/>
      <text:p text:style-name="P4">RIPCD COMMANDS</text:p>
      <text:p text:style-name="P5">The following set of commands are processed by ripcd(8). <text:s/>Not all commands are supported by all types of underlying hardware. <text:s/>Unsupported commands should receive an NAK response.</text:p>
      <text:p text:style-name="P9"/>
      <text:p text:style-name="P9">BINARY SERIAL OUT </text:p>
      <text:p text:style-name="P10">Mnemonic: <text:span text:style-name="T1">BO</text:span></text:p>
      <text:p text:style-name="P10">Syntax: <text:s/></text:p>
      <text:p text:style-name="P12"><text:span text:style-name="T6"><text:tab/>BO</text:span><text:span text:style-name="T4"> &lt;port-num&gt; &lt;hex-code&gt; &lt;...&gt;!</text:span></text:p>
      <text:p text:style-name="P10"/>
      <text:p text:style-name="P10">Output a string of binary codes represented by &lt;hex-code&gt; &lt;...&gt; on serial port &lt;port-num&gt;<text:span text:style-name="T1">!</text:span></text:p>
      <text:p text:style-name="P9"/>
      <text:p text:style-name="P9">COMMAND SEND</text:p>
      <text:p text:style-name="P10">Mnemonic: <text:span text:style-name="T1">CC</text:span></text:p>
      <text:p text:style-name="P10">Syntax:</text:p>
      <text:p text:style-name="P12"><text:span text:style-name="T4"><text:tab/></text:span><text:span text:style-name="T6">CC</text:span><text:span text:style-name="T4"> &lt;dest&gt;[:&lt;udp-port&gt;] &lt;rml&gt;</text:span><text:span text:style-name="T6">!</text:span></text:p>
      <text:p text:style-name="P10">Send the RML command &lt;rml&gt; to &lt;dest&gt;. <text:s/>&lt;dest&gt; may be either a Rivendell host name or an IP address. <text:s text:c="2"/>A UDP port value may be optionally specified as &lt;udp-port&gt; (default value 5859).</text:p>
      <text:p text:style-name="P9"/>
      <text:p text:style-name="P9">CONSOLE LABEL</text:p>
      <text:p text:style-name="P12"><text:span text:style-name="T4">Mnemonic: </text:span><text:span text:style-name="T6">CL</text:span></text:p>
      <text:p text:style-name="P10">Syntax:</text:p>
      <text:p text:style-name="P12"><text:span text:style-name="T4"><text:tab/></text:span><text:span text:style-name="T6">CL</text:span><text:span text:style-name="T4"> &lt;matrix&gt; &lt;surface&gt; &lt;chan&gt; &lt;label&gt;</text:span><text:span text:style-name="T6">!</text:span></text:p>
      <text:p text:style-name="P10">On matrix &lt;matrix&gt;, set the input &lt;chan&gt; module label of control surface &lt;surface&gt; to &lt;label&gt;.</text:p>
      <text:p text:style-name="P9"/>
      <text:p text:style-name="P9"/>
      <text:p text:style-name="P9"/>
      <text:p text:style-name="P9">CONNECT JACK PORTS</text:p>
      <text:p text:style-name="P12"><text:span text:style-name="T4">Mnemonic: </text:span><text:span text:style-name="T6">JC</text:span></text:p>
      <text:p text:style-name="P10">Syntax:</text:p>
      <text:p text:style-name="P12"><text:span text:style-name="T4"><text:tab/></text:span><text:span text:style-name="T6">JC</text:span><text:span text:style-name="T4"> &lt;output-port&gt; &lt;input-port&gt;</text:span><text:span text:style-name="T6">!</text:span></text:p>
      <text:p text:style-name="P10">Attempt to connect JACK input port &lt;input-port&gt; to &lt;output-port&gt;.</text:p>
      <text:p text:style-name="P10"/>
      <text:p text:style-name="P10"/>
      <text:p text:style-name="P9">DISCONNECT JACK PORTS</text:p>
      <text:p text:style-name="P12"><text:span text:style-name="T4">Mnemonic: </text:span><text:span text:style-name="T6">JD</text:span></text:p>
      <text:p text:style-name="P10">Syntax:</text:p>
      <text:p text:style-name="P12"><text:soft-page-break/><text:span text:style-name="T4"><text:tab/></text:span><text:span text:style-name="T6">JD</text:span><text:span text:style-name="T4"> &lt;output-port&gt; &lt;input-port&gt;</text:span><text:span text:style-name="T6">!</text:span></text:p>
      <text:p text:style-name="P10">Attempt to disconnect JACK input port &lt;input-port&gt; to &lt;output-port&gt;.</text:p>
      <text:p text:style-name="P10"/>
      <text:p text:style-name="P10"/>
      <text:p text:style-name="P9">MESSAGE BOX</text:p>
      <text:p text:style-name="P12"><text:span text:style-name="T4">Mnemonic: </text:span><text:span text:style-name="T6">MB</text:span></text:p>
      <text:p text:style-name="P10">Syntax:</text:p>
      <text:p text:style-name="P12"><text:span text:style-name="T4"><text:tab/></text:span><text:span text:style-name="T6">MB</text:span><text:span text:style-name="T4"> &lt;display&gt; &lt;severity&gt; &lt;msg&gt;</text:span><text:span text:style-name="T6">!</text:span></text:p>
      <text:p text:style-name="P10">Display the text &lt;msg&gt; in a popup window on X display &lt;display&gt;, with an icon to indicate &lt;severity&gt;. <text:s/>Valid values of &lt;severity&gt; are:</text:p>
      <text:p text:style-name="P10"/>
      <text:p text:style-name="P10"><text:tab/>1 – Information</text:p>
      <text:p text:style-name="P10"><text:tab/>2 – Warning</text:p>
      <text:p text:style-name="P10"><text:tab/>3 - Critical</text:p>
      <text:p text:style-name="P9"/>
      <text:p text:style-name="P9">SET DISPLAY</text:p>
      <text:p text:style-name="P12"><text:span text:style-name="T4">Mnemonic: </text:span><text:span text:style-name="T6">SD</text:span></text:p>
      <text:p text:style-name="P10">Syntax:</text:p>
      <text:p text:style-name="P12"><text:span text:style-name="T4"><text:tab/></text:span><text:span text:style-name="T6">SD</text:span><text:span text:style-name="T4"> &lt;matrix&gt; &lt;display&gt; &lt;line&gt; &lt;col&gt; &lt;attr&gt; &lt;label&gt;</text:span><text:span text:style-name="T6">!</text:span></text:p>
      <text:p text:style-name="P10">On matrix &lt;matrix&gt;, set the console display &lt;display&gt; to &lt;label&gt;, starting at position &lt;line&gt;,&lt;col&gt; and using message attributes &lt;attr&gt;.</text:p>
      <text:p text:style-name="P10"/>
      <text:p text:style-name="P10">The message attributes value is constructed as follows:</text:p>
      <text:p text:style-name="P10"><text:tab/>Bit 7 – Display mode</text:p>
      <text:p text:style-name="P10"><text:tab/>Bit 6,5 – Video attribute</text:p>
      <text:p text:style-name="P10"><text:tab/>Bits 2,1,0 – Message Text Color</text:p>
      <text:p text:style-name="P10"/>
      <text:p text:style-name="P10">Display Mode: <text:tab/>0 – overwrite text</text:p>
      <text:p text:style-name="P10"><text:tab/><text:tab/>1 – insert text</text:p>
      <text:p text:style-name="P10"/>
      <text:p text:style-name="P10">Video Attribute:<text:tab/>00 – normally</text:p>
      <text:p text:style-name="P10"><text:tab/><text:tab/>01 – flash</text:p>
      <text:p text:style-name="P10"><text:tab/><text:tab/>02 – reverse</text:p>
      <text:p text:style-name="P10"/>
      <text:p text:style-name="P10">Text Color:<text:tab/>000 - White</text:p>
      <text:p text:style-name="P10"><text:tab/><text:tab/>001 - Red</text:p>
      <text:p text:style-name="P10"><text:tab/><text:tab/>010 - Yellow</text:p>
      <text:p text:style-name="P10"><text:tab/><text:tab/>011 - Green</text:p>
      <text:p text:style-name="P10"><text:tab/><text:tab/>100 - Cyan</text:p>
      <text:p text:style-name="P10"><text:tab/><text:tab/>101 – Magenta</text:p>
      <text:p text:style-name="P9"/>
      <text:p text:style-name="P9">DATABASE BACKUP</text:p>
      <text:p text:style-name="P10"><text:span text:style-name="T9">Mnemonic</text:span>: <text:span text:style-name="T1">DB</text:span></text:p>
      <text:p text:style-name="P10">Syntax:</text:p>
      <text:p text:style-name="P12"><text:span text:style-name="T4"><text:tab/></text:span><text:span text:style-name="T6">DB</text:span><text:span text:style-name="T4"> &lt;path-name&gt;</text:span><text:span text:style-name="T6">!</text:span></text:p>
      <text:p text:style-name="P10">Create a backup copy of the active <text:span text:style-name="T9">Rivendell</text:span> database in &lt;pathname&gt;. </text:p>
      <text:p text:style-name="P9"/>
      <text:p text:style-name="P9">FIRE SALVO</text:p>
      <text:p text:style-name="P10">Mnemonic: <text:span text:style-name="T1">FS</text:span></text:p>
      <text:p text:style-name="P10">Syntax:</text:p>
      <text:p text:style-name="P12"><text:span text:style-name="T4"><text:tab/></text:span><text:span text:style-name="T6">FS</text:span><text:span text:style-name="T4"> &lt;matrix&gt; &lt;salvo-num&gt;</text:span><text:span text:style-name="T6">!</text:span></text:p>
      <text:p text:style-name="P10">Fire salvo number &lt;salvo-num&gt; on matrix &lt;matrix&gt;.</text:p>
      <text:p text:style-name="P9"><text:soft-page-break/></text:p>
      <text:p text:style-name="P9">GPI ENABLE</text:p>
      <text:p text:style-name="P10"><text:span text:style-name="T9">Mnemonic</text:span>: <text:span text:style-name="T1">GE</text:span></text:p>
      <text:p text:style-name="P10">Syntax:</text:p>
      <text:p text:style-name="P10"><text:tab/><text:span text:style-name="T1">GE</text:span> &lt;matrix&gt; &lt;type&gt; &lt;gpi-num&gt; &lt;state&gt;<text:span text:style-name="T1">!</text:span></text:p>
      <text:p text:style-name="P10">Enable or disable the GPI line of type &lt;type&gt; indicated by &lt;gpi-num&gt; on matrix &lt;matrix&gt;. <text:s/>Possible types are I=Input, O=Output.</text:p>
      <text:p text:style-name="P9"/>
      <text:p text:style-name="P9">GPI ENABLE (old format, deprecated)</text:p>
      <text:p text:style-name="P10"><text:span text:style-name="T9">Mnemonic</text:span>: <text:span text:style-name="T1">GE</text:span></text:p>
      <text:p text:style-name="P10">Syntax:</text:p>
      <text:p text:style-name="P10"><text:tab/><text:span text:style-name="T1">GE</text:span> &lt;matrix&gt; &lt;gpi-num&gt; &lt;state&gt;<text:span text:style-name="T1">!</text:span></text:p>
      <text:p text:style-name="P10">Enable or disable the GPI line indicated by &lt;gpi-num&gt; on matrix &lt;matrix&gt;.</text:p>
      <text:p text:style-name="P9"/>
      <text:p text:style-name="P9">GPI SET</text:p>
      <text:p text:style-name="P10"><text:span text:style-name="T9">Mnemonic</text:span>: <text:s/><text:span text:style-name="T1">GI</text:span></text:p>
      <text:p text:style-name="P10">Syntax: <text:s/></text:p>
      <text:p text:style-name="P10"><text:span text:style-name="T1"><text:tab/>GI</text:span> &lt;matrix&gt; &lt;type&gt; &lt;gpi-num&gt; &lt;state&gt; &lt;cart&gt;<text:span text:style-name="T1">!</text:span></text:p>
      <text:p text:style-name="P10"/>
      <text:p text:style-name="P10">Issue the macro cart &lt;cart&gt; upon transition of the GPIO of type &lt;type&gt; and line &lt;gpi-num&gt; on matrix &lt;matrix&gt; to &lt;state&gt;. <text:s/>Possible types are I=Input, O=Output.</text:p>
      <text:p text:style-name="P9"/>
      <text:p text:style-name="P9">GPI SET (old format, deprecated)</text:p>
      <text:p text:style-name="P10"><text:span text:style-name="T9">Mnemonic</text:span>: <text:s/><text:span text:style-name="T1">GI</text:span></text:p>
      <text:p text:style-name="P10">Syntax: <text:s/></text:p>
      <text:p text:style-name="P10"><text:span text:style-name="T1"><text:tab/>GI</text:span> &lt;matrix&gt; &lt;gpi-num&gt; &lt;state&gt; &lt;cart&gt;<text:span text:style-name="T1">!</text:span></text:p>
      <text:p text:style-name="P10"/>
      <text:p text:style-name="P10">Issue the macro cart &lt;cart&gt; upon transition of the GPI line &lt;gpi-num&gt; on matrix &lt;matrix&gt; to &lt;state&gt;.</text:p>
      <text:p text:style-name="P9"/>
      <text:p text:style-name="P9"/>
      <text:p text:style-name="P9"/>
      <text:p text:style-name="P9">GPO SET</text:p>
      <text:p text:style-name="P10"><text:span text:style-name="T9">Mnemonic</text:span>: <text:span text:style-name="T1">GO</text:span></text:p>
      <text:p text:style-name="P10">Syntax: <text:s/></text:p>
      <text:p text:style-name="P10"><text:span text:style-name="T1"><text:tab/>GO</text:span> &lt;matrix&gt; &lt;type&gt; &lt;gpo-num&gt; &lt;state&gt; &lt;length&gt;<text:span text:style-name="T1">!</text:span></text:p>
      <text:p text:style-name="P10"/>
      <text:p text:style-name="P10">Command GPIO line &lt;gpo-num&gt; of type &lt;type&gt; on matrix &lt;matrix&gt; to &lt;state&gt; for &lt;length&gt; mS. <text:s/>A length of '0' indicates to hold the state indefinitely. <text:s/>Possible types are I=Input, O=Output. <text:s/>Possible states are 0=OFF, 1=ON, -1=passthrough hardware input. <text:s/>The 'passthrough' state is valid only for the Input type –i.e. &lt;type&gt;=I.</text:p>
      <text:p text:style-name="P9">GPO SET (old format, deprecated)</text:p>
      <text:p text:style-name="P10"><text:span text:style-name="T9">Mnemonic</text:span>: <text:span text:style-name="T1">GO</text:span></text:p>
      <text:p text:style-name="P10">Syntax: <text:s/></text:p>
      <text:p text:style-name="P10"><text:span text:style-name="T1"><text:tab/>GO</text:span> &lt;matrix&gt; &lt;gpo-num&gt; &lt;state&gt; &lt;length&gt;<text:span text:style-name="T1">!</text:span></text:p>
      <text:p text:style-name="P10"/>
      <text:p text:style-name="P10">Command GPO line &lt;gpo-num&gt; on matrix &lt;matrix&gt; to &lt;state&gt; for &lt;length&gt; mS. <text:s/>A length of '0' indicates to hold the state indefinitely.</text:p>
      <text:p text:style-name="P9">LOGIN</text:p>
      <text:p text:style-name="P10">Mneumonic: <text:span text:style-name="T1">LO</text:span></text:p>
      <text:p text:style-name="P10">Syntax:</text:p>
      <text:p text:style-name="P11"><text:span text:style-name="T10"><text:tab/></text:span><text:span text:style-name="T1">LO!</text:span></text:p>
      <text:p text:style-name="P11"><text:soft-page-break/><text:span text:style-name="T10"><text:tab/></text:span><text:span text:style-name="T1">LO</text:span><text:span text:style-name="T10"> &lt;user&gt; &lt;password&gt;</text:span><text:span text:style-name="T1">!</text:span></text:p>
      <text:p text:style-name="P10"/>
      <text:p text:style-name="P12"><text:span text:style-name="T4">Set the current Rivendell user to &lt;user&gt;. <text:s/>If no arguments are supplied, log out the station –i.e. Revert to the default user.</text:span> </text:p>
      <text:p text:style-name="P9"/>
      <text:p text:style-name="P9">RUN SHELL COMMAND</text:p>
      <text:p text:style-name="P10">Mneumonic: <text:span text:style-name="T1">RN</text:span></text:p>
      <text:p text:style-name="P10">Syntax:</text:p>
      <text:p text:style-name="P11"><text:span text:style-name="T10"><text:tab/></text:span><text:span text:style-name="T1">RN</text:span><text:span text:style-name="T10"> &lt;shell-cmd&gt;</text:span><text:span text:style-name="T1">!</text:span></text:p>
      <text:p text:style-name="P10"/>
      <text:p text:style-name="P10">Run the shell command &lt;shell-cmd&gt;.</text:p>
      <text:p text:style-name="P9"/>
      <text:p text:style-name="P9">SERIAL OUT </text:p>
      <text:p text:style-name="P10">Mneumonic: <text:span text:style-name="T1">SO</text:span></text:p>
      <text:p text:style-name="P10">Syntax: <text:s/></text:p>
      <text:p text:style-name="P10"><text:span text:style-name="T1"><text:tab/>SO</text:span> &lt;port-num&gt; &lt;data&gt;!</text:p>
      <text:p text:style-name="P10"/>
      <text:p text:style-name="P10">Output &lt;string&gt; on serial port &lt;port-num&gt;<text:span text:style-name="T1">! <text:s/></text:span>&lt;data&gt; can consist of arbitrary binary data as well as textual characters (see <text:span text:style-name="T13">Binary Data</text:span> above).</text:p>
      <text:p text:style-name="P10"/>
      <text:p text:style-name="P9">INSERT SERIAL TRAP</text:p>
      <text:p text:style-name="P10">Mneumonic: <text:span text:style-name="T1">SI</text:span></text:p>
      <text:p text:style-name="P10">Syntax:</text:p>
      <text:p text:style-name="P10"><text:tab/><text:span text:style-name="T1">SI</text:span> &lt;port&gt; &lt;cart&gt; &lt;string&gt;<text:span text:style-name="T1">!</text:span></text:p>
      <text:p text:style-name="P10"/>
      <text:p text:style-name="P10">Insert a serial trap to execute the macro cart &lt;cart&gt; upon receipt of &lt;string&gt; on serial port &lt;port&gt;.</text:p>
      <text:p text:style-name="P9"/>
      <text:p text:style-name="P9">CLEAR SERIAL TRAP</text:p>
      <text:p text:style-name="P12"><text:span text:style-name="T4">Mneumonic: </text:span><text:span text:style-name="T6">SC</text:span></text:p>
      <text:p text:style-name="P10">Syntax:</text:p>
      <text:p text:style-name="P10"><text:tab/><text:span text:style-name="T1">SC</text:span> &lt;port&gt; &lt;cart&gt; &lt;string&gt;<text:span text:style-name="T1">!</text:span></text:p>
      <text:p text:style-name="P10"><text:tab/><text:span text:style-name="T1">SC</text:span> &lt;port&gt; &lt;cart&gt;<text:span text:style-name="T1">!</text:span></text:p>
      <text:p text:style-name="P12"><text:span text:style-name="T4"><text:tab/></text:span><text:span text:style-name="T6">SC</text:span><text:span text:style-name="T4"> &lt;port&gt;</text:span><text:span text:style-name="T6">!</text:span></text:p>
      <text:p text:style-name="P10">Clear a serial trap. <text:s/>The three argument form will clear all traps on &lt;port&gt; that reference &lt;cart&gt; and &lt;string&gt;. <text:s/>The two argument form will clear all traps on &lt;port&gt; that reference &lt;cart&gt;, while the one argument form will clear all traps on &lt;port&gt;.</text:p>
      <text:p text:style-name="P9"/>
      <text:p text:style-name="P9">SLEEP</text:p>
      <text:p text:style-name="P10">Mnemonic: <text:span text:style-name="T1">SP</text:span></text:p>
      <text:p text:style-name="P10">Syntax:</text:p>
      <text:p text:style-name="P10"><text:tab/><text:span text:style-name="T1">SP</text:span> &lt;msecs&gt;<text:span text:style-name="T1">!</text:span></text:p>
      <text:p text:style-name="P10">Wait for &lt;msecs&gt; milliseconds.</text:p>
      <text:p text:style-name="P10"/>
      <text:p text:style-name="P9">SWITCH ADD </text:p>
      <text:p text:style-name="P10">Mnemonic: <text:span text:style-name="T1">SA</text:span></text:p>
      <text:p text:style-name="P10">Syntax:</text:p>
      <text:p text:style-name="P10"><text:tab/><text:span text:style-name="T1">SA</text:span> &lt;matrix&gt; &lt;source&gt; &lt;dest&gt;<text:span text:style-name="T1">!</text:span></text:p>
      <text:p text:style-name="P10"/>
      <text:p text:style-name="P10">Command switch matrix number &lt;matrix&gt; to add input number &lt;source&gt; to output number &lt;dest&gt;. <text:s/>Unlike <text:span text:style-name="T11">SWITCH TAKE</text:span>, this command leaves any other previously assigned inputs unchanged.</text:p>
      <text:p text:style-name="P10"/>
      <text:p text:style-name="P9"><text:soft-page-break/>SWITCH ADD WITH GAIN</text:p>
      <text:p text:style-name="P10">Mnemonic: <text:span text:style-name="T1">SG</text:span></text:p>
      <text:p text:style-name="P10">Syntax:</text:p>
      <text:p text:style-name="P12"><text:span text:style-name="T4"><text:tab/></text:span><text:span text:style-name="T6">SG</text:span><text:span text:style-name="T4"> &lt;matrix&gt; &lt;source&gt; &lt;dest&gt; &lt;gain&gt;</text:span><text:span text:style-name="T6">!</text:span></text:p>
      <text:p text:style-name="P10"/>
      <text:p text:style-name="P10">Command switch matrix number &lt;matrix&gt; to add input number &lt;source&gt; to output number &lt;dest&gt; at gain &lt;gain&gt;. <text:s/>The gain is specified in 1/10 of a dB, with 0 = unity gain. <text:s/>Unlike <text:span text:style-name="T11">SWITCH TAKE</text:span>, this command leaves any other previously assigned inputs unchanged.</text:p>
      <text:p text:style-name="P10"/>
      <text:p text:style-name="P9">SWITCH LEVEL</text:p>
      <text:p text:style-name="P10">Mneumonic: <text:span text:style-name="T1">SL</text:span></text:p>
      <text:p text:style-name="P10">Syntax:</text:p>
      <text:p text:style-name="P10"><text:tab/><text:span text:style-name="T1">SL</text:span> &lt;matrix&gt; &lt;source&gt; &lt;level&gt;<text:span text:style-name="T1">!</text:span></text:p>
      <text:p text:style-name="P10"/>
      <text:p text:style-name="P10">Command switch matrix number &lt;matrix&gt; to adjust the gain of input number &lt;source&gt; to &lt;level&gt; dB.</text:p>
      <text:p text:style-name="P10"/>
      <text:p text:style-name="P9">SWITCH CROSSPOINT GAIN</text:p>
      <text:p text:style-name="P10">Mnemonic: <text:span text:style-name="T1">SX</text:span></text:p>
      <text:p text:style-name="P10">Syntax:</text:p>
      <text:p text:style-name="P10"><text:tab/><text:span text:style-name="T1">SX</text:span> &lt;matrix&gt; &lt;source&gt; &lt;dest&gt; &lt;level&gt;<text:span text:style-name="T1">!</text:span></text:p>
      <text:p text:style-name="P10"/>
      <text:p text:style-name="P10">Command switch matrix number &lt;matrix&gt; to adjust the gain of the crosspoint connecting input &lt;source&gt; to output &lt;dest&gt; to &lt;level&gt; dB.</text:p>
      <text:p text:style-name="P10"/>
      <text:p text:style-name="P9">SERIAL RELOAD</text:p>
      <text:p text:style-name="P12"><text:span text:style-name="T4">Mneumonic: </text:span><text:span text:style-name="T6">SY</text:span></text:p>
      <text:p text:style-name="P10">Syntax:</text:p>
      <text:p text:style-name="P12"><text:span text:style-name="T4"><text:tab/></text:span><text:span text:style-name="T6">SY</text:span><text:span text:style-name="T4"> &lt;port-num&gt;</text:span><text:span text:style-name="T6">!</text:span></text:p>
      <text:p text:style-name="P10"/>
      <text:p text:style-name="P10">Reload the configuration for the indicated serial port. <text:s/>Normally, this should only be issued by RDAdmin following a configuration change.</text:p>
      <text:p text:style-name="P9"/>
      <text:p text:style-name="P9">SWITCH RELOAD</text:p>
      <text:p text:style-name="P12"><text:span text:style-name="T4">Mneumonic: </text:span><text:span text:style-name="T6">SZ</text:span></text:p>
      <text:p text:style-name="P10">Syntax:</text:p>
      <text:p text:style-name="P12"><text:span text:style-name="T4"><text:tab/></text:span><text:span text:style-name="T6">SZ</text:span><text:span text:style-name="T4"> &lt;matrix&gt;</text:span><text:span text:style-name="T6">!</text:span></text:p>
      <text:p text:style-name="P10"/>
      <text:p text:style-name="P12"><text:span text:style-name="T4">Reload the configuration for the indicated matrix.</text:span> <text:s/><text:span text:style-name="T7">Normally, this should only be issued by RDAdmin following a configuration change.</text:span></text:p>
      <text:p text:style-name="P9"/>
      <text:p text:style-name="P9"/>
      <text:p text:style-name="P9">SWITCH REMOVE</text:p>
      <text:p text:style-name="P10">Mneumonic: <text:span text:style-name="T1">SR</text:span></text:p>
      <text:p text:style-name="P10">Syntax:</text:p>
      <text:p text:style-name="P10"><text:tab/><text:span text:style-name="T1">SR</text:span> &lt;matrix&gt; &lt;source&gt; &lt;dest&gt;<text:span text:style-name="T1">!</text:span></text:p>
      <text:p text:style-name="P10"/>
      <text:p text:style-name="P10">Command switch matrix number &lt;matrix&gt; to remove input number &lt;source&gt; to output number &lt;dest&gt;. <text:s/>Unlike <text:span text:style-name="T11">SWITCH TAKE</text:span>, this command leaves any other previous assigned inputs unchanged.</text:p>
      <text:p text:style-name="P10"/>
      <text:p text:style-name="P7">SWITCH TAKE </text:p>
      <text:p text:style-name="P5">Mneumonic: <text:span text:style-name="T1">ST</text:span></text:p>
      <text:p text:style-name="P5"><text:soft-page-break/>Syntax:</text:p>
      <text:p text:style-name="P5"><text:tab/><text:span text:style-name="T1">ST</text:span> &lt;matrix&gt; &lt;source&gt; &lt;dest&gt;<text:span text:style-name="T1">!</text:span></text:p>
      <text:p text:style-name="P5"/>
      <text:p text:style-name="P5">Command switch matrix number &lt;matrix&gt; to take input number &lt;source&gt; to output number &lt;dest&gt;. <text:s/>“Take” in this context implies <text:span text:style-name="T12">removing any previously assigned inputs from the referenced output.</text:span></text:p>
      <text:p text:style-name="P10"/>
      <text:p text:style-name="P10"/>
      <text:p text:style-name="P9">TOGGLE ON AIR FLAG</text:p>
      <text:p text:style-name="P10">Code: <text:span text:style-name="T1">TA</text:span></text:p>
      <text:p text:style-name="P10">Syntax:</text:p>
      <text:p text:style-name="P10"><text:tab/><text:span text:style-name="T1">TA</text:span> 0|1!</text:p>
      <text:p text:style-name="P10"/>
      <text:p text:style-name="P10">Set the On-Air flag to ON [1] or OFF [0].</text:p>
      <text:p text:style-name="P9"/>
      <text:p text:style-name="P9"/>
      <text:p text:style-name="P9">UDP OUT</text:p>
      <text:p text:style-name="P10">Mneumonic: <text:span text:style-name="T1">UO</text:span></text:p>
      <text:p text:style-name="P10">Syntax:</text:p>
      <text:p text:style-name="P10"><text:tab/><text:span text:style-name="T1">UO</text:span> &lt;ip-addr&gt; &lt;udp-port&gt; &lt;data&gt;<text:span text:style-name="T1">!</text:span></text:p>
      <text:p text:style-name="P10"/>
      <text:p text:style-name="P10">Send &lt;data&gt; in a UDP packet to port &lt;udp-port&gt; at &lt;ip-addr&gt;. <text:s/>&lt;data&gt; can consist of arbitrary binary data as well as textual characters (see <text:span text:style-name="T13">Binary Data</text:span> above).</text:p>
      <text:p text:style-name="P10"/>
      <text:p text:style-name="P10"/>
      <text:p text:style-name="P9">MACRO TIMER</text:p>
      <text:p text:style-name="P10">Mneumonic: <text:span text:style-name="T1">MT</text:span></text:p>
      <text:p text:style-name="P10">Syntax:</text:p>
      <text:p text:style-name="P10"><text:tab/><text:span text:style-name="T1">MT</text:span> &lt;timer-no&gt; &lt;timeout&gt; &lt;cart-num&gt;<text:span text:style-name="T1">!</text:span></text:p>
      <text:p text:style-name="P10"/>
      <text:p text:style-name="P10">Set the macro timer &lt;timer-no&gt; to execute macro cart &lt;cart-num&gt; in &lt;timeout&gt; milliseconds. <text:s/>Setting &lt;timeout&gt; to '0' disables the timer. <text:s/>Sixteen macro timers (numbered 1 – 16) are available on each Rivendell host.</text:p>
      <text:p text:style-name="P4"/>
      <text:p text:style-name="P4"/>
      <text:p text:style-name="P4">RDCATCHD COMMANDS</text:p>
      <text:p text:style-name="P10">The following set of commands are processed by rdcatchd(8). <text:s/></text:p>
      <text:p text:style-name="P10"/>
      <text:p text:style-name="P16">START RECORD DECK</text:p>
      <text:p text:style-name="P17">Mneumonic: <text:s/><text:span text:style-name="T1">RS</text:span></text:p>
      <text:p text:style-name="P18">Syntax:</text:p>
      <text:p text:style-name="P17"><text:span text:style-name="T10"><text:tab/></text:span><text:span text:style-name="T1">RS</text:span><text:span text:style-name="T10"> &lt;deck-num&gt; &lt;cart-num&gt; &lt;cut-num&gt; &lt;max_len&gt;</text:span><text:span text:style-name="T1">!</text:span></text:p>
      <text:p text:style-name="P18"/>
      <text:p text:style-name="P18">Start recording to cut &lt;cut-num&gt; of cart &lt;cart-num&gt;, using RDCatch record deck &lt;deck-num&gt; for a maximum time of &lt;max-len&gt; mS. <text:s/>The record parameters used (format, sample rate, channels, etc) will be those configured for the selected deck in RDAdmin-&gt;ManageHosts-&gt;RDCatch. <text:s/>The selected cart and cut must already exist. <text:s/>Any audio previously residing in the selected cart and cut will be overwritten.</text:p>
      <text:p text:style-name="P18"/>
      <text:p text:style-name="P16">STOP RECORD DECK</text:p>
      <text:p text:style-name="P17">Mneumonic: <text:s/><text:span text:style-name="T1">RR</text:span></text:p>
      <text:p text:style-name="P18">Syntax:</text:p>
      <text:p text:style-name="P17"><text:span text:style-name="T10"><text:tab/></text:span><text:span text:style-name="T1">RR</text:span><text:span text:style-name="T10"> &lt;deck-num&gt;</text:span><text:span text:style-name="T1">!</text:span></text:p>
      <text:p text:style-name="P18"><text:soft-page-break/></text:p>
      <text:p text:style-name="P18">Stop any active recording on RDCatch deck &lt;deck-num&gt;.</text:p>
      <text:p text:style-name="P10"/>
      <text:p text:style-name="P10"/>
      <text:p text:style-name="P4">RDAIRPLAY COMMANDS</text:p>
      <text:p text:style-name="P10">The following set of commands are processed by rdairplay(1). <text:s/></text:p>
      <text:p text:style-name="P9"/>
      <text:p text:style-name="P7">LOAD LOG</text:p>
      <text:p text:style-name="P12"><text:span text:style-name="T4">Mneumonic: </text:span><text:span text:style-name="T6">LL</text:span></text:p>
      <text:p text:style-name="P10">Syntax:</text:p>
      <text:p text:style-name="P10"><text:tab/><text:span text:style-name="T1">LL</text:span> &lt;mach&gt; [&lt;log&gt;] [&lt;start-line&gt;]<text:span text:style-name="T1">!</text:span></text:p>
      <text:p text:style-name="P10"/>
      <text:p text:style-name="P10">Load the log &lt;log&gt; in log machine &lt;mach&gt;. <text:s/>After loading, start the log at line &lt;start-line&gt; if it is &gt;=0. <text:s/>If &lt;start-line&gt; is -2, the log will be started at the first event if that event does not have a 'stop' transition. Default &lt;start-line&gt;=-1. If no &lt;log&gt; is specified, the machine's current log is unloaded.</text:p>
      <text:p text:style-name="P12"/>
      <text:p text:style-name="P7">REFRESH LOG</text:p>
      <text:p text:style-name="P12"><text:span text:style-name="T4">Mneumonic: </text:span><text:span text:style-name="T6">RL</text:span></text:p>
      <text:p text:style-name="P10">Syntax:</text:p>
      <text:p text:style-name="P10"><text:tab/><text:span text:style-name="T1">RL</text:span> &lt;mach&gt;<text:span text:style-name="T1">!</text:span></text:p>
      <text:p text:style-name="P10"/>
      <text:p text:style-name="P10">Refresh the log currently loaded in log machine &lt;mach&gt;. </text:p>
      <text:p text:style-name="P10"/>
      <text:p text:style-name="P7">MAKE NEXT</text:p>
      <text:p text:style-name="P12"><text:span text:style-name="T4">Mneumonic: </text:span><text:span text:style-name="T6">MN</text:span></text:p>
      <text:p text:style-name="P10">Syntax:</text:p>
      <text:p text:style-name="P10"><text:tab/><text:span text:style-name="T1">MN</text:span> &lt;mach&gt; &lt;line&gt;<text:span text:style-name="T1">!</text:span></text:p>
      <text:p text:style-name="P10"/>
      <text:p text:style-name="P10">Set the next event for log machine &lt;mach&gt; to line &lt;line&gt;.</text:p>
      <text:p text:style-name="P9"/>
      <text:p text:style-name="P9">START</text:p>
      <text:p text:style-name="P12"><text:span text:style-name="T4">Mneumonic: </text:span><text:span text:style-name="T6">PL</text:span></text:p>
      <text:p text:style-name="P10">Syntax:</text:p>
      <text:p text:style-name="P10"><text:tab/><text:span text:style-name="T1">PL</text:span> &lt;mach&gt; &lt;line&gt;<text:span text:style-name="T1">!</text:span></text:p>
      <text:p text:style-name="P10"/>
      <text:p text:style-name="P10">Start log machine &lt;mach&gt; at line &lt;line&gt; if stopped, otherwise do nothing.</text:p>
      <text:p text:style-name="P12"/>
      <text:p text:style-name="P9">START BUTTON</text:p>
      <text:p text:style-name="P12"><text:span text:style-name="T4">Mneumonic: </text:span><text:span text:style-name="T6">PB</text:span></text:p>
      <text:p text:style-name="P10">Syntax:</text:p>
      <text:p text:style-name="P10"><text:tab/><text:span text:style-name="T1">PB</text:span> &lt;button&gt;<text:span text:style-name="T1">!</text:span></text:p>
      <text:p text:style-name="P10"/>
      <text:p text:style-name="P10">Push button &lt;button&gt;.</text:p>
      <text:p text:style-name="P12"/>
      <text:p text:style-name="P9">START NEXT</text:p>
      <text:p text:style-name="P12"><text:span text:style-name="T4">Mneumonic: </text:span><text:span text:style-name="T6">PN</text:span></text:p>
      <text:p text:style-name="P10">Syntax:</text:p>
      <text:p text:style-name="P10"><text:tab/><text:span text:style-name="T1">PN</text:span> &lt;mach&gt; [&lt;mport&gt;] [&lt;skip-meta&gt;]<text:span text:style-name="T1">!</text:span></text:p>
      <text:p text:style-name="P10"/>
      <text:p text:style-name="P10">Start log machine &lt;mach&gt; if stopped, or start next event if already running. <text:s/>If specified, start the playout <text:soft-page-break/>on machine port &lt;mport&gt;. <text:s/>If &lt;skip-meta&gt; is supplied, equal to '1' and the log machine is in Manual or Live Assist mode, then any intervening meta-events in log between the current 'next' event and the next cart will be skipped over.</text:p>
      <text:p text:style-name="P9"/>
      <text:p text:style-name="P9"/>
      <text:p text:style-name="P9">STOP </text:p>
      <text:p text:style-name="P12"><text:span text:style-name="T4">Mneumonic: </text:span><text:span text:style-name="T6">PS</text:span></text:p>
      <text:p text:style-name="P10">Syntax:</text:p>
      <text:p text:style-name="P12"><text:span text:style-name="T4"><text:tab/></text:span><text:span text:style-name="T6">PS</text:span><text:span text:style-name="T4"> &lt;mach&gt;|0 [&lt;fade&gt;] [&lt;mport&gt;]</text:span><text:span text:style-name="T6">!</text:span></text:p>
      <text:p text:style-name="P10"/>
      <text:p text:style-name="P10">Stop log machine &lt;mach&gt;, or '0' for all log machines. If specified, only stop carts playing on machine port &lt;mport&gt;. If specified: Fade out &lt;fade&gt; msecs.</text:p>
      <text:p text:style-name="P9"/>
      <text:p text:style-name="P9">SET DUCK LEVEL </text:p>
      <text:p text:style-name="P9"><text:span text:style-name="T10">Mneumonic:</text:span> MD</text:p>
      <text:p text:style-name="P10">Syntax:</text:p>
      <text:p text:style-name="P10"><text:tab/><text:span text:style-name="T1">MD</text:span> &lt;mach&gt;|0 &lt;level&gt; &lt;fade&gt; [&lt;mport&gt;]!</text:p>
      <text:p text:style-name="P10"/>
      <text:p text:style-name="P10">Set the duck level of &lt;mach&gt;, or '0' for all log machines. If playing, the audio fades to &lt;level&gt; (in dbFS) in &lt;fade&gt; msecs. If specified, only affect carts playing on machine port &lt;mport&gt;.</text:p>
      <text:p text:style-name="P10">Loading or clearing a log will set the duck level back to 0.</text:p>
      <text:p text:style-name="P9"/>
      <text:p text:style-name="P9">ADD NEXT</text:p>
      <text:p text:style-name="P12"><text:span text:style-name="T4">Mneumonic: </text:span><text:span text:style-name="T6">PX</text:span></text:p>
      <text:p text:style-name="P10">Syntax:</text:p>
      <text:p text:style-name="P12"><text:span text:style-name="T4"><text:tab/></text:span><text:span text:style-name="T6">PX</text:span><text:span text:style-name="T4"> &lt;mach&gt; &lt;cart&gt;</text:span><text:span text:style-name="T6">!</text:span></text:p>
      <text:p text:style-name="P10"/>
      <text:p text:style-name="P10">Insert cart &lt;cart&gt; in the next to play position on log machine &lt;mach&gt;.</text:p>
      <text:p text:style-name="P12"/>
      <text:p text:style-name="P20"><text:span text:style-name="T14">TIME</text:span>S<text:span text:style-name="T14">CALING</text:span> MODE</text:p>
      <text:p text:style-name="P21">Mneumonic: <text:span text:style-name="T14">S</text:span><text:span text:style-name="T1">M</text:span></text:p>
      <text:p text:style-name="P21">Syntax:</text:p>
      <text:p text:style-name="P22"><text:span text:style-name="T4"><text:tab/></text:span><text:span text:style-name="T5">S</text:span><text:span text:style-name="T6">M</text:span><text:span text:style-name="T4"> &lt;mode&gt; [&lt;mach&gt;]</text:span><text:span text:style-name="T6">!</text:span></text:p>
      <text:p text:style-name="P21"/>
      <text:p text:style-name="P21">Set log machine &lt;mach&gt; to <text:span text:style-name="T14">timescaling </text:span>mode &lt;mode&gt;. <text:s/>1 = <text:span text:style-name="T14">ForcedLength</text:span>, 2 = <text:span text:style-name="T14">Block</text:span>. <text:s/>If <text:span text:style-name="T14">&lt;mach&gt;</text:span> is not given or the Mode Control Style is set to 'Unified', then all log machines are set to &lt;mode&gt;.</text:p>
      <text:p text:style-name="P9"/>
      <text:p text:style-name="P9">SET MODE</text:p>
      <text:p text:style-name="P10">Mneumonic: <text:span text:style-name="T1">PM</text:span></text:p>
      <text:p text:style-name="P10">Syntax:</text:p>
      <text:p text:style-name="P12"><text:span text:style-name="T4"><text:tab/></text:span><text:span text:style-name="T6">PM</text:span><text:span text:style-name="T4"> &lt;mode&gt; [&lt;mach&gt;]</text:span><text:span text:style-name="T6">!</text:span></text:p>
      <text:p text:style-name="P10"/>
      <text:p text:style-name="P10">Set log machine &lt;mach&gt; to mode &lt;mode&gt;. <text:s/>1 = LiveAssist, 2 = Auto, 3 = Manual. <text:s/>If <text:span text:style-name="T14">&lt;mach&gt;</text:span> is not given or the Mode Control Style is set to 'Unified', then all log machines are set to &lt;mode&gt;.</text:p>
      <text:p text:style-name="P10"/>
      <text:p text:style-name="P9">SELECT WIDGET</text:p>
      <text:p text:style-name="P10">Mneumonic: <text:span text:style-name="T1">PW</text:span></text:p>
      <text:p text:style-name="P10">Syntax:</text:p>
      <text:p text:style-name="P12"><text:span text:style-name="T4"><text:tab/></text:span><text:span text:style-name="T6">PW</text:span><text:span text:style-name="T4"> &lt;mach&gt;|0</text:span><text:span text:style-name="T6">!</text:span></text:p>
      <text:p text:style-name="P10"/>
      <text:p text:style-name="P10">Select right-hand widget to log-machine &lt;mach&gt; or '0' for sound panel.</text:p>
      <text:p text:style-name="P12"><text:soft-page-break/></text:p>
      <text:p text:style-name="P9">LABEL PANEL</text:p>
      <text:p text:style-name="P10">Mneumonic: <text:span text:style-name="T1">PC</text:span></text:p>
      <text:p text:style-name="P10">Syntax:</text:p>
      <text:p text:style-name="P10"><text:tab/><text:span text:style-name="T1">PC</text:span> &lt;panel&gt; &lt;column&gt; &lt;row&gt; &lt;label&gt; &lt;color&gt;<text:span text:style-name="T1">!</text:span></text:p>
      <text:p text:style-name="P10"/>
      <text:p text:style-name="P10">Set the button at &lt;column&gt;,&lt;row&gt; of panel &lt;panel&gt; to have a text label of &lt;label&gt; and a background color of &lt;color&gt;.</text:p>
      <text:p text:style-name="P10">Panel: S1...50 or U1...50; C for &lt;panel&gt; means currently selected panel.</text:p>
      <text:p text:style-name="P10"/>
      <text:p text:style-name="P9">LOAD PANEL</text:p>
      <text:p text:style-name="P10">Mneumonic: <text:span text:style-name="T1">PE</text:span></text:p>
      <text:p text:style-name="P10">Syntax:</text:p>
      <text:p text:style-name="P10"><text:tab/><text:span text:style-name="T1">PE</text:span> &lt;panel&gt; &lt;column&gt; &lt;row&gt; &lt;cart&gt;<text:span text:style-name="T1">!</text:span></text:p>
      <text:p text:style-name="P10"/>
      <text:p text:style-name="P10">Load cart &lt;cart&gt; into the button at &lt;column&gt;,&lt;row&gt; of panel &lt;panel&gt;.</text:p>
      <text:p text:style-name="P10">Panel: S1...50 or U1...50; C for &lt;panel&gt; means currently selected panel.</text:p>
      <text:p text:style-name="P10"/>
      <text:p text:style-name="P9">PLAY PANEL</text:p>
      <text:p text:style-name="P10">Mneumonic: <text:span text:style-name="T1">PP</text:span></text:p>
      <text:p text:style-name="P10">Syntax:</text:p>
      <text:p text:style-name="P10"><text:tab/><text:span text:style-name="T1">PP</text:span> &lt;panel&gt; &lt;column&gt; &lt;row&gt; [&lt;mport&gt;] [&lt;stay active: 0|1&gt;]<text:span text:style-name="T1">!</text:span></text:p>
      <text:p text:style-name="P10"/>
      <text:p text:style-name="P10">Play the button at &lt;column&gt;,&lt;row&gt; of panel &lt;panel&gt;.</text:p>
      <text:p text:style-name="P10">Panel: S1...50 or U1...50; C for &lt;panel&gt; means currently selected panel.</text:p>
      <text:p text:style-name="P10">If &lt;column&gt; and/or &lt;row&gt; is 0: Start the first loaded button that is not active.</text:p>
      <text:p text:style-name="P10">If specified, start the playout on panel port &lt;mport&gt;. </text:p>
      <text:p text:style-name="P10">The started panel will stay active when finished, if the 5th argument is 1. </text:p>
      <text:p text:style-name="P9"/>
      <text:p text:style-name="P9">PAUSE PANEL</text:p>
      <text:p text:style-name="P10">Mneumonic: <text:span text:style-name="T1">PU</text:span></text:p>
      <text:p text:style-name="P10">Syntax:</text:p>
      <text:p text:style-name="P10"><text:tab/><text:span text:style-name="T1">PU</text:span> &lt;panel&gt; &lt;column&gt; &lt;row&gt; [&lt;mport&gt;]<text:span text:style-name="T1">!</text:span></text:p>
      <text:p text:style-name="P10"/>
      <text:p text:style-name="P10">Pause the button at &lt;column&gt;,&lt;row&gt; of panel &lt;panel&gt;.</text:p>
      <text:p text:style-name="P10">Panel: S1...50 or U1...50; C for &lt;panel&gt; means currently selected panel.</text:p>
      <text:p text:style-name="P10">If &lt;column&gt; and/or &lt;row&gt; is 0: Pause all playing buttons in column/row.</text:p>
      <text:p text:style-name="P10">If specified, pause only if playing on panel port &lt;mport&gt;. </text:p>
      <text:p text:style-name="P9"/>
      <text:p text:style-name="P9">STOP PANEL</text:p>
      <text:p text:style-name="P10">Mneumonic: <text:span text:style-name="T1">PT</text:span></text:p>
      <text:p text:style-name="P10">Syntax:</text:p>
      <text:p text:style-name="P12"><text:span text:style-name="T4"><text:tab/></text:span><text:span text:style-name="T6">PT</text:span><text:span text:style-name="T4"> &lt;panel&gt; &lt;column&gt; &lt;row&gt; [&lt;mport&gt;] [&lt;stay active: 0|1&gt;] [&lt;fade&gt;]</text:span><text:span text:style-name="T6">!</text:span></text:p>
      <text:p text:style-name="P10"/>
      <text:p text:style-name="P10">Stop the button at &lt;column&gt;,&lt;row&gt; of panel &lt;panel&gt;.</text:p>
      <text:p text:style-name="P10">Panel: S1...50 or U1...50; C for &lt;panel&gt; means currently selected panel.</text:p>
      <text:p text:style-name="P10">If &lt;column&gt; and/or &lt;row&gt; is 0: Stop all playing buttons in column/row.</text:p>
      <text:p text:style-name="P10">If specified, stop only if playing on panel port &lt;mport&gt;. </text:p>
      <text:p text:style-name="P10">The stopped panel will stay active, if the 5th argument is 1. </text:p>
      <text:p text:style-name="P10">If specified: Fade out &lt;fade&gt; msecs.</text:p>
      <text:p text:style-name="P10"/>
      <text:p text:style-name="P10"><text:soft-page-break/></text:p>
      <text:p text:style-name="P10"/>
      <text:p text:style-name="P9">DUCK PANEL BUTTON</text:p>
      <text:p text:style-name="P10">Mneumonic: <text:span text:style-name="T1">PD</text:span></text:p>
      <text:p text:style-name="P10">Syntax:</text:p>
      <text:p text:style-name="P10"><text:tab/><text:span text:style-name="T1">PD</text:span> &lt;panel&gt; &lt;column&gt; &lt;row&gt; &lt;level&gt; &lt;fade&gt; [&lt;mport&gt;]!</text:p>
      <text:p text:style-name="P10"/>
      <text:p text:style-name="P10">Set the duck level of button at &lt;column&gt;,&lt;row&gt; of panel &lt;panel&gt;.</text:p>
      <text:p text:style-name="P10">Panel: S1...50 or U1...50; C for &lt;panel&gt; means currently selected panel.</text:p>
      <text:p text:style-name="P10">If &lt;column&gt; and/or &lt;row&gt; is 0: Duck all buttons in column/row.</text:p>
      <text:p text:style-name="P10">If playing, the audio fades to &lt;level&gt; (in dbFS) in &lt;fade&gt; msecs. </text:p>
      <text:p text:style-name="P10">If specified, only stop carts playing on panel port &lt;mport&gt;.</text:p>
      <text:p text:style-name="P10">The duck level will be set to 0 after the playback was finished, or the button was stopped or reseted.</text:p>
      <text:p text:style-name="P12"/>
      <text:p text:style-name="P9">SET LABEL</text:p>
      <text:p text:style-name="P10">Mneumonic: <text:span text:style-name="T1">LB</text:span></text:p>
      <text:p text:style-name="P10">Syntax:</text:p>
      <text:p text:style-name="P12"><text:span text:style-name="T4"><text:tab/></text:span><text:span text:style-name="T6">LB &lt;</text:span><text:span text:style-name="T4">string&gt;</text:span><text:span text:style-name="T6">!</text:span></text:p>
      <text:p text:style-name="P10"/>
      <text:p text:style-name="P10">Display &lt;string&gt; in the message widget. </text:p>
      <text:p text:style-name="P12"/>
      <text:p text:style-name="P12"/>
      <text:p text:style-name="P9">SET COLOR LABEL</text:p>
      <text:p text:style-name="P12"><text:span text:style-name="T4">Mneumonic: </text:span><text:span text:style-name="T6">LC</text:span></text:p>
      <text:p text:style-name="P10">Syntax:</text:p>
      <text:p text:style-name="P12"><text:span text:style-name="T4"><text:tab/></text:span><text:span text:style-name="T6">LC </text:span><text:span text:style-name="T4">&lt;color&gt; </text:span><text:span text:style-name="T6">&lt;</text:span><text:span text:style-name="T4">string&gt;</text:span><text:span text:style-name="T6">!</text:span></text:p>
      <text:p text:style-name="P10"/>
      <text:p text:style-name="P10">Display &lt;string&gt; in color &lt;color&gt; in the message widget. </text:p>
      <text:p text:style-name="P9"/>
      <text:p text:style-name="P9"/>
      <text:p text:style-name="P9">SET DEFAULT NOW &amp; NEXT CART</text:p>
      <text:p text:style-name="P12"><text:span text:style-name="T4">Mneumonic: </text:span><text:span text:style-name="T6">SN</text:span></text:p>
      <text:p text:style-name="P10">Syntax:</text:p>
      <text:p text:style-name="P12"><text:span text:style-name="T4"><text:tab/></text:span><text:span text:style-name="T6">SN now|next </text:span><text:span text:style-name="T4">&lt;mach&gt; &lt;cart&gt;</text:span><text:span text:style-name="T6">!</text:span></text:p>
      <text:p text:style-name="P10"/>
      <text:p text:style-name="P10">Set the default Now or Next cart for log &lt;mach&gt; to &lt;cart&gt;.<text:span text:style-name="T1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Courier" svg:font-family="Courier" style:font-family-generic="modern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Nimbus Sans L" style:font-size-asian="12pt" style:language-asian="de" style:country-asian="DE" style:font-name-complex="Lucidasan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Nimbus Sans L" style:font-size-asian="12pt" style:language-asian="de" style:country-asian="DE" style:font-name-complex="Lucida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$Build-3</meta:generator>
    <meta:creation-date>2003-12-11T15:50:03</meta:creation-date>
    <dc:date>2015-07-07T08:58:18.764085484</dc:date>
    <meta:editing-cycles>76</meta:editing-cycles>
    <meta:editing-duration>P14DT3H53M41S</meta:editing-duration>
    <meta:document-statistic meta:table-count="0" meta:image-count="0" meta:object-count="0" meta:page-count="12" meta:paragraph-count="394" meta:word-count="2585" meta:character-count="16116" meta:non-whitespace-character-count="13689"/>
    <meta:user-defined meta:name="Info 1"/>
    <meta:user-defined meta:name="Info 2"/>
    <meta:user-defined meta:name="Info 3"/>
    <meta:user-defined meta:name="Info 4"/>
  </office:meta>
</office:document-meta>
</file>